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66d6" officeooo:paragraph-rsid="000866d6"/>
    </style:style>
    <style:style style:name="P2" style:family="paragraph" style:parent-style-name="Standard">
      <style:text-properties officeooo:rsid="000866d6" officeooo:paragraph-rsid="0009a15b"/>
    </style:style>
    <style:style style:name="P3" style:family="paragraph" style:parent-style-name="Standard">
      <style:text-properties officeooo:paragraph-rsid="0009a15b"/>
    </style:style>
    <style:style style:name="P4" style:family="paragraph" style:parent-style-name="Standard">
      <style:text-properties officeooo:rsid="0009a15b" officeooo:paragraph-rsid="0009a15b"/>
    </style:style>
    <style:style style:name="P5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fo:font-weight="bold" officeooo:rsid="000a1cc3" officeooo:paragraph-rsid="000a1cc3" style:font-size-asian="24pt" style:font-weight-asian="bold" style:font-size-complex="24pt" style:font-weight-complex="bold"/>
    </style:style>
    <style:style style:name="P7" style:family="paragraph" style:parent-style-name="Title">
      <style:text-properties fo:font-size="36pt" fo:font-weight="bold" style:font-size-asian="36pt" style:font-weight-asian="bold" style:font-size-complex="36pt" style:font-weight-complex="bold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Standard" style:list-style-name="L1">
      <style:text-properties officeooo:rsid="000a1cc3" officeooo:paragraph-rsid="000a1cc3"/>
    </style:style>
    <style:style style:name="P11" style:family="paragraph" style:parent-style-name="Standard" style:list-style-name="L1">
      <style:text-properties officeooo:rsid="000a1cc3" officeooo:paragraph-rsid="000fa93c"/>
    </style:style>
    <style:style style:name="P12" style:family="paragraph" style:parent-style-name="Standard" style:list-style-name="L2">
      <style:text-properties officeooo:rsid="000a1cc3" officeooo:paragraph-rsid="000a1cc3"/>
    </style:style>
    <style:style style:name="P13" style:family="paragraph" style:parent-style-name="Standard" style:list-style-name="L3">
      <style:text-properties officeooo:rsid="000a1cc3" officeooo:paragraph-rsid="000a1cc3"/>
    </style:style>
    <style:style style:name="P14" style:family="paragraph" style:parent-style-name="Standard" style:list-style-name="L3">
      <style:text-properties officeooo:rsid="000a1cc3" officeooo:paragraph-rsid="001087d2"/>
    </style:style>
    <style:style style:name="P15" style:family="paragraph" style:parent-style-name="Standard" style:list-style-name="L2">
      <style:text-properties officeooo:rsid="000badd6" officeooo:paragraph-rsid="000badd6"/>
    </style:style>
    <style:style style:name="P16" style:family="paragraph" style:parent-style-name="Standard">
      <style:text-properties officeooo:rsid="0009a15b" officeooo:paragraph-rsid="0009a15b"/>
    </style:style>
    <style:style style:name="P17" style:family="paragraph" style:parent-style-name="Standard">
      <style:paragraph-properties fo:text-align="justify" style:justify-single-word="false"/>
      <style:text-properties officeooo:rsid="0009a15b" officeooo:paragraph-rsid="000c2ad0"/>
    </style:style>
    <style:style style:name="P18" style:family="paragraph" style:parent-style-name="Standard">
      <style:paragraph-properties fo:text-align="justify" style:justify-single-word="false"/>
      <style:text-properties officeooo:rsid="0009a15b" officeooo:paragraph-rsid="0009a15b"/>
    </style:style>
    <style:style style:name="P19" style:family="paragraph" style:parent-style-name="Standard">
      <style:text-properties officeooo:rsid="000e26f3" officeooo:paragraph-rsid="000e26f3"/>
    </style:style>
    <style:style style:name="P20" style:family="paragraph" style:parent-style-name="Standard">
      <style:text-properties officeooo:rsid="000fa93c" officeooo:paragraph-rsid="000fa93c"/>
    </style:style>
    <style:style style:name="P21" style:family="paragraph" style:parent-style-name="Text_20_body">
      <style:text-properties officeooo:paragraph-rsid="001087d2"/>
    </style:style>
    <style:style style:name="P22" style:family="paragraph" style:parent-style-name="Heading_20_1">
      <style:paragraph-properties fo:break-before="page"/>
      <style:text-properties officeooo:paragraph-rsid="001087d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a1cc3"/>
    </style:style>
    <style:style style:name="T3" style:family="text">
      <style:text-properties officeooo:rsid="000badd6"/>
    </style:style>
    <style:style style:name="T4" style:family="text">
      <style:text-properties officeooo:rsid="000c2ad0"/>
    </style:style>
    <style:style style:name="T5" style:family="text">
      <style:text-properties officeooo:rsid="000fa93c"/>
    </style:style>
    <style:style style:name="T6" style:family="text">
      <style:text-properties officeooo:rsid="001087d2"/>
    </style:style>
    <style:style style:name="T7" style:family="text">
      <style:text-properties style:font-name="Liberation Serif1" officeooo:rsid="001087d2"/>
    </style:style>
    <style:style style:name="T8" style:family="text">
      <style:text-properties style:font-name="Liberation Serif" officeooo:rsid="001087d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v</text:span>osc6502</text:p>
      <text:p text:style-name="Subtitle">A virtual old style computer with a 6502 processor</text:p>
      <text:p text:style-name="P1"/>
      <text:p text:style-name="P5"><text:bookmark-start text:name="__RefHeading___Toc107_3396699951"/><text:span text:style-name="T2">C</text:span>aractéristiques <text:span text:style-name="T2">de l’émulateur vosc6502</text:span><text:bookmark-end text:name="__RefHeading___Toc107_3396699951"/></text:p>
      <text:list xml:id="list3955079078" text:style-name="L1">
        <text:list-item>
          <text:p text:style-name="P10">Ram <text:span text:style-name="T5">configurable</text:span> en taille</text:p>
        </text:list-item>
        <text:list-item>
          <text:p text:style-name="P11">Rom <text:span text:style-name="T5">configurable</text:span> en taille</text:p>
        </text:list-item>
        <text:list-item>
          <text:p text:style-name="P10">Entrées-sorties émulées <text:s/><text:span text:style-name="T5">à placer à n’importe quelle adresse</text:span></text:p>
        </text:list-item>
      </text:list>
      <text:p text:style-name="P3"/>
      <text:p text:style-name="P6"><text:bookmark-start text:name="__RefHeading___Toc109_3396699951"/>Caractéristiques du débogueur<text:bookmark-end text:name="__RefHeading___Toc109_3396699951"/></text:p>
      <text:list xml:id="list1877378853" text:style-name="L2">
        <text:list-item>
          <text:p text:style-name="P12">Editi<text:span text:style-name="T3">o</text:span>n de tous les registres et flags d’état</text:p>
        </text:list-item>
        <text:list-item>
          <text:p text:style-name="P12">Mode pas <text:span text:style-name="T6">à</text:span> pas</text:p>
        </text:list-item>
        <text:list-item>
          <text:p text:style-name="P12">Mode run avec points d’a<text:span text:style-name="T3">rrêt illimités</text:span></text:p>
        </text:list-item>
        <text:list-item>
          <text:p text:style-name="P15">Désassemblage</text:p>
        </text:list-item>
        <text:list-item>
          <text:p text:style-name="P15">Visualisation de la mémoire</text:p>
        </text:list-item>
        <text:list-item>
          <text:p text:style-name="P15">Recherche de patterns dans la mémoire</text:p>
        </text:list-item>
      </text:list>
      <text:p text:style-name="P4"/>
      <text:p text:style-name="P17"><text:tab/><text:span text:style-name="T3">J’ai découvert fake6502, une excellente émulation du processeur 6502 de </text:span><text:s/>MOS Technology, <text:span text:style-name="T3">Mike Chambers en est l’auteur, Le code source est un</text:span> <text:span text:style-name="T3">fichier C </text:span><text:span text:style-name="T1">all in one.</text:span><text:span text:style-name="T3"> Il est assez facile (puisque j’y suis arrivé) de l’entourer d’une RAM, d’une ROM et de quelques entrées sorties.</text:span></text:p>
      <text:p text:style-name="P18"/>
      <text:p text:style-name="P18"><text:tab/><text:span text:style-name="T3">Pour deboguer tout ce petit monde, il fallait du code, fatalement. En rajoutant au fur et à mesures de petits bouts à droite et à gauche, j’en suis arrivé à la présente application qui intègre l’émulateur ainsi son environnement de débogage... Qui m’a suffit pour charger de petites applications en assembleur et en C dans vosc (je ne rajoute plus 6502, ça deviendrait lourd), les faire tourner puis les déboguer.</text:span></text:p>
      <text:p text:style-name="P18"/>
      <text:p text:style-name="P18"><text:tab/><text:span text:style-name="T4">Le système émulant RAM et ROM, on peut écrire par exemple une application <text:s/>autonome en ROM, Un sytème en ROM et les apllications qui l’utilisent en RAM.</text:span></text:p>
      <text:p text:style-name="P18"/>
      <text:p text:style-name="P18"><text:tab/><text:span text:style-name="T4">Les entrées-sorties sont celles du PC hôte, mais si vosc tourne sur une Rapsberry Pi, on peut écrire assez facilement un driver pour profiter de ses gpios et autres.</text:span></text:p>
      <text:p text:style-name="P4"/>
      <text:p text:style-name="P19"><text:span text:style-name="T5">f</text:span>ake6502 se trouve à <text:span text:style-name="T5">cette </text:span>adresse:</text:p>
      <text:p text:style-name="P19"><text:a xlink:type="simple" xlink:href="http://rubbermallet.org/fake6502.c" text:style-name="Internet_20_link" text:visited-style-name="Visited_20_Internet_20_Link">http://rubbermallet.org/fake6502.c</text:a></text:p>
      <text:p text:style-name="P19"/>
      <text:p text:style-name="P20">vosc6502 se trouve à cette adresse:</text:p>
      <text:p text:style-name="P20"><text:a xlink:type="simple" xlink:href="https://github.com/pfeuh/vosc6502.git" text:style-name="Internet_20_link" text:visited-style-name="Visited_20_Internet_20_Link">https://github.com/pfeuh/vosc6502.git</text:a></text:p>
      <text:p text:style-name="P20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9"><text:a xlink:type="simple" xlink:href="#__RefHeading___Toc107_3396699951" text:style-name="Index_20_Link" text:visited-style-name="Index_20_Link">Features:<text:tab/>1</text:a></text:p>
          <text:p text:style-name="P9"><text:a xlink:type="simple" xlink:href="#__RefHeading___Toc109_3396699951" text:style-name="Index_20_Link" text:visited-style-name="Index_20_Link">Debugger features:<text:tab/>1</text:a></text:p>
        </text:index-body>
      </text:table-of-content>
      <text:p text:style-name="P2"/>
      <text:h text:style-name="P22" text:outline-level="1"><text:span text:style-name="T6">Les arguments de la ligne de commande</text:span></text:h>
      <text:p text:style-name="P21"><text:tab/><text:span text:style-name="T6">Comme on peut exécuter des fichiers batch rassemblant plusieurs commandes, les arguments de la ligne de commande ne sont pas nombreux.</text:span></text:p>
      <text:list xml:id="list4036341581" text:style-name="L3">
        <text:list-item>
          <text:p text:style-name="P13">-<text:span text:style-name="T6">bat fname<text:tab/>Exécution du fichier batch fname au démarrage</text:span></text:p>
        </text:list-item>
        <text:list-item>
          <text:p text:style-name="P14">-<text:span text:style-name="T6">verbose<text:tab/>Mode </text:span><text:span text:style-name="T7">"</text:span><text:span text:style-name="T8">b</text:span><text:span text:style-name="T6">avard</text:span><text:span text:style-name="T7">", permet d’afficher plus d’inf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8T18:31:46.432621469</meta:creation-date>
    <dc:date>2020-08-09T00:38:20.635909381</dc:date>
    <meta:editing-duration>PT22M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28" meta:word-count="311" meta:character-count="1904" meta:non-whitespace-character-count="1624"/>
  </office:meta>
</office:document-meta>
</file>